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bold" fo:font-family="Verdana" style:font-family-asian="Verdana" style:font-family-complex="Verdana" fo:background-color="transparent" fo:color="#ff0000"/>
    </style:style>
    <style:style style:name="T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style:use-window-font-color="true" fo:font-style="italic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3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Freitags_Übung</text:span></text:p>
      <text:p text:style-name="P2"><text:span text:style-name="T2"><text:line-break/></text:span><text:span text:style-name="T3">1. Suchen Sie folgende Dateien: <text:line-break/><text:line-break/>grub.cfg<text:line-break/></text:span><text:span text:style-name="T4">find / -name grub.cfg 2&gt;&amp;1 | grep -v "Permission denied"</text:span></text:p>
      <text:p text:style-name="P2"><text:span text:style-name="T4">oder<text:s/></text:span><text:span text:style-name="T5">whereis</text:span><text:span text:style-name="T6"><text:line-break/></text:span><text:span text:style-name="T7"><text:line-break/>shadow<text:line-break/></text:span><text:span text:style-name="T8">find / -name shadow2&gt;&amp;1 | grep -v "Permission denied"</text:span><text:span text:style-name="T9"><text:line-break/><text:line-break/>X11<text:line-break/></text:span><text:span text:style-name="T10">find / -name x11 2&gt;&amp;1 | grep -v "Permission denied"<text:line-break/></text:span><text:span text:style-name="T11"><text:line-break/>rgb.txt<text:line-break/></text:span><text:span text:style-name="T12">find / -name rgb.txt 2&gt;&amp;1 | grep -v "Permission denied"</text:span><text:span text:style-name="T13"><text:line-break/><text:line-break/>log<text:line-break/></text:span><text:span text:style-name="T14">find / -name log 2&gt;&amp;1 | grep -v "Permission denied"<text:line-break/></text:span><text:span text:style-name="T15"><text:line-break/><text:line-break/>2. Suchen Sie alle Dateien, die Ihrem Benutzer gehören und lassen Sie sich die lange Ausgabe in eine Datei schreiben.<text:line-break/></text:span><text:span text:style-name="T16">find / -user tz -name *.*<text:s text:c="2"/>&gt; my_files.txt | grep my_files.txt -v "Permission denied"</text:span><text:span text:style-name="T17"><text:line-break/><text:line-break/><text:line-break/>3. Wenn eine Datei auf /home und eine auf /tmp die gleiche Inodenummer haben, beide auf getrennten Partitionen sind, ist das ein Hardlink?<text:line-break/></text:span><text:span text:style-name="T18">Nicht zwingend. (?)</text:span><text:span text:style-name="T19"><text:line-break/><text:line-break/><text:line-break/>4. Wie lassen sich Fehlermeldungen bei einer Ausgabe unterdrücken?<text:line-break/></text:span><text:span text:style-name="T20">befehl -optionen</text:span><text:span text:style-name="T21"><text:s/></text:span><text:span text:style-name="T22">2&gt; /dev/null</text:span><text:span text:style-name="T23"><text:line-break/><text:line-break/><text:line-break/>5. Erstellen Sie das Verzeichnis O'Reilly<text:s/></text:span><text:span text:style-name="T24">–</text:span><text:span text:style-name="T25"><text:s/>ebook<text:line-break/></text:span><text:span text:style-name="T26">mkdir O\'Reilly\ \-\ ebook<text:line-break/></text:span><text:span text:style-name="T27"><text:line-break/><text:line-break/>6. Erstellen Sie ein Verzeichnis das versteckt ist:<text:line-break/></text:span><text:span text:style-name="T28">mkdir .hidden</text:span><text:span text:style-name="T29"><text:line-break/><text:line-break/><text:line-break/>7. Erstellen Sie eine symbolische Verknüpfung von /etc/passwd:<text:line-break/></text:span><text:span text:style-name="T30">ln -s /etc/passwd passwd_link</text:span><text:span text:style-name="T31"><text:line-break/><text:line-break/><text:line-break/>8. Kopieren Sie die Datei /etc/groups in das Verzeichnis /tmp/backup:<text:line-break/></text:span><text:span text:style-name="T32">cp -R /etc/groups /tmp/backup/</text:span><text:span text:style-name="T33"><text:line-break/><text:line-break/><text:line-break/>9. Was ist ein Inode?</text:span></text:p>
      <text:p text:style-name="P2"><text:span text:style-name="T34">Ein Inode (Index Node) ist ein Strukturelement in unixoiden Dateisystemen (Boot-Block -&gt; Supderblock -&gt; Inode-Liste -&gt; Datenblöcke), wodurch jeder Eintrag auf seiner Partition eine eindeutige Indexnummer erhält (</text:span><text:a xlink:href="https://de.wikipedia.org/wiki/Inode"><text:span text:style-name="T35">https://de.wikipedia.org/wiki/Inode</text:span></text:a><text:span text:style-name="T36">)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